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ieoczekiwana Zamiana Światów</text:span></text:p>
      <text:p text:style-name="P1"><text:span text:style-name="T1">[TCB][Seria][Random]</text:span></text:p>
      <text:p text:style-name="P1"><text:span text:style-name="T1">Autor: Ghatorr</text:span></text:p>
      <text:p text:style-name="P1"><text:span text:style-name="T1">Link do fanfika: </text:span><text:a xlink:type="simple" xlink:href="https://docs.google.com/document/d/1RGmSJ1_fmlehPbJHSQvqJUxPR-0lVqMx0Sutf-nBhsU/edit" text:style-name="Internet_20_link" text:visited-style-name="Visited_20_Internet_20_Link"><text:span text:style-name="T2">Tutaj</text:span></text:a></text:p>
      <text:p text:style-name="P2"/>
      <text:p text:style-name="P1"><text:span text:style-name="T1">Co można zrobić, mając do dyspozycji cztery godziny? Można na przykład napisać siedemnaście stron komedii o kucykach odtwarzających historię jak z Truman Show. „Czterogodzinki” to seria fanfików, które łączy uniwersum Biur Adaptacyjnych oraz tempo, w jakim autor je pisał. Nie należy tutaj liczyć na skomplikowane fabuły czy wielopłaszczyznowe postacie. W zamian otrzymamy niezbyt długie, zbudowane na jednym zaskakującym pomyśle opowiadania, żarty oparte na absurdalnych skojarzeniach i humorze sytuacyjnym oraz, jak to bywa w przypadku takich projektów, sporą dawkę circle jerkingu.</text:span></text:p>
      <text:p text:style-name="P2"/>
      <text:p text:style-name="P1"><text:span text:style-name="T1">Głównym założeniem fabuły „Nieoczekiwanej Zamiany Światów” jest pomysł, że Twilight Sparkle nieświadomie gra główną rolę w telewizyjnym reality show. Pozostałe kucyki są natomiast profesjonalnymi aktorami, których zadaniem jest stworzenie przekonującego oszustwa i utrzymanie fioletowej klaczy w nieświadomości. Akcja opowiadania zaczyna się podczas starcia Twilight z Sombrą, a właściwie aktorem, który Sombrę odgrywa. Rzekoma księżniczka przyjaźni w ferworze walki rzuca zaklęcie, które sprawia, że zamienia się ona ciałami z Bright Star – aktorką grającą rolę Babci Smith.</text:span></text:p>
      <text:p text:style-name="P1"><text:span text:style-name="T1">W tym miejscu zaczynają się kłopoty zarządzanej przez Celestię wytwórni filmowej: Bright Star udaje się do miasta, aby korzystać z uroków życia w nowym, młodym ciele, a Twilight zaczyna poznawać plan filmowy od zaplecza, natykając się na nieświadomych, z kim mają do czynienia, aktorów.</text:span></text:p>
      <text:p text:style-name="P1"><text:span text:style-name="T1">Akcja opowiadania toczy się dwutorowo: z jednej strony mamy interakcje Twilight z aktorami odgrywającymi postacie z jej otoczenia, a z drugiej wysiłki zmierzające do złapania Bright Star i doprowadzenia jej z powrotem na plan filmowy.</text:span></text:p>
      <text:p text:style-name="P1"><text:span text:style-name="T1">Najmocniejszą stroną wątku Twilight jest sposób przedstawienia znanych z serialu kucyków, a raczej osób, które je grają. Głównym źródłem humoru są tutaj zupełne niedopasowanie aktorów do odgrywanych przez nich ról oraz konflikty wewnątrz zespołu.</text:span></text:p>
      <text:p text:style-name="P1"><text:span text:style-name="T1">W wątku Bright Star mamy natomiast masowe przełamywanie czwartej ściany, sporo hermetycznych żartów oraz pełen rozmachu finał. Niestety, bez znajomości osób, fanfików i wewnątrzfandomowych konfliktów, do których nawiązania znajdziemy w opowiadaniu, ta część tekstu nieco traci.</text:span></text:p>
      <text:p text:style-name="P2"/>
      <text:p text:style-name="P1"><text:span text:style-name="T1">„Nieoczekiwaną Zamianę Światów” czyta się lekko i przyjemnie. Akcja toczy się wartko i trzyma w napięciu aż do końca. Najmocniejszą stroną opowiadania są dialogi. Większość postaci ma wyrazisty, charakterystyczny styl mówienia (szczególnie błyszczy Celestia), a ich wypowiedzi, mimo pewnego przerysowania, brzmią naturalnie i co najważniejsze, są zabawne. Na plus zaliczam również nawiązania do filmów, muzyki i gier. Z jakiegoś powodu nieczęsto spotyka się takie rzeczy w fanfikach, a szkoda. Nie jest to może opowiadanie, które na długo utkwi w pamięci, ale jako coś szybkiego na poprawę humoru sprawdzi się doskonale.</text:span></text:p>
      <text:p text:style-name="P2"/>
      <text:p text:style-name="P2"/>
      <text:p text:style-name="P1"><text:span text:style-name="T1">Grafika: </text:span><text:a xlink:type="simple" xlink:href="http://i.imgur.com/PYFpTd5.jpg" text:style-name="Internet_20_link" text:visited-style-name="Visited_20_Internet_20_Link">http</text:a><text:a xlink:type="simple" xlink:href="http://i.imgur.com/PYFpTd5.jpg" text:style-name="Internet_20_link" text:visited-style-name="Visited_20_Internet_20_Link">://</text:a><text:a xlink:type="simple" xlink:href="http://i.imgur.com/PYFpTd5.jpg" text:style-name="Internet_20_link" text:visited-style-name="Visited_20_Internet_20_Link">i</text:a><text:a xlink:type="simple" xlink:href="http://i.imgur.com/PYFpTd5.jpg" text:style-name="Internet_20_link" text:visited-style-name="Visited_20_Internet_20_Link">.</text:a><text:a xlink:type="simple" xlink:href="http://i.imgur.com/PYFpTd5.jpg" text:style-name="Internet_20_link" text:visited-style-name="Visited_20_Internet_20_Link">imgur</text:a><text:a xlink:type="simple" xlink:href="http://i.imgur.com/PYFpTd5.jpg" text:style-name="Internet_20_link" text:visited-style-name="Visited_20_Internet_20_Link">.</text:a><text:a xlink:type="simple" xlink:href="http://i.imgur.com/PYFpTd5.jpg" text:style-name="Internet_20_link" text:visited-style-name="Visited_20_Internet_20_Link">com</text:a><text:a xlink:type="simple" xlink:href="http://i.imgur.com/PYFpTd5.jpg" text:style-name="Internet_20_link" text:visited-style-name="Visited_20_Internet_20_Link">/</text:a><text:a xlink:type="simple" xlink:href="http://i.imgur.com/PYFpTd5.jpg" text:style-name="Internet_20_link" text:visited-style-name="Visited_20_Internet_20_Link">PYFpTd</text:a><text:a xlink:type="simple" xlink:href="http://i.imgur.com/PYFpTd5.jpg" text:style-name="Internet_20_link" text:visited-style-name="Visited_20_Internet_20_Link">5.</text:a><text:a xlink:type="simple" xlink:href="http://i.imgur.com/PYFpTd5.jpg" text:style-name="Internet_20_link" text:visited-style-name="Visited_20_Internet_20_Link">jpg</text:a></text:p>
      <text:p text:style-name="P1"><text:span text:style-name="T1">Źródło grafiki:</text:span></text:p>
      <text:p text:style-name="P1"><text:a xlink:type="simple" xlink:href="http://soukitsubasa.deviantart.com/art/Granny-Smith-When-she-was-a-beauty-278433500" text:style-name="Internet_20_link" text:visited-style-name="Visited_20_Internet_20_Link">http</text:a><text:a xlink:type="simple" xlink:href="http://soukitsubasa.deviantart.com/art/Granny-Smith-When-she-was-a-beauty-278433500" text:style-name="Internet_20_link" text:visited-style-name="Visited_20_Internet_20_Link">://</text:a><text:a xlink:type="simple" xlink:href="http://soukitsubasa.deviantart.com/art/Granny-Smith-When-she-was-a-beauty-278433500" text:style-name="Internet_20_link" text:visited-style-name="Visited_20_Internet_20_Link">soukitsubasa</text:a><text:a xlink:type="simple" xlink:href="http://soukitsubasa.deviantart.com/art/Granny-Smith-When-she-was-a-beauty-278433500" text:style-name="Internet_20_link" text:visited-style-name="Visited_20_Internet_20_Link">.</text:a><text:a xlink:type="simple" xlink:href="http://soukitsubasa.deviantart.com/art/Granny-Smith-When-she-was-a-beauty-278433500" text:style-name="Internet_20_link" text:visited-style-name="Visited_20_Internet_20_Link">deviantart</text:a><text:a xlink:type="simple" xlink:href="http://soukitsubasa.deviantart.com/art/Granny-Smith-When-she-was-a-beauty-278433500" text:style-name="Internet_20_link" text:visited-style-name="Visited_20_Internet_20_Link">.</text:a><text:a xlink:type="simple" xlink:href="http://soukitsubasa.deviantart.com/art/Granny-Smith-When-she-was-a-beauty-278433500" text:style-name="Internet_20_link" text:visited-style-name="Visited_20_Internet_20_Link">com</text:a><text:a xlink:type="simple" xlink:href="http://soukitsubasa.deviantart.com/art/Granny-Smith-When-she-was-a-beauty-278433500" text:style-name="Internet_20_link" text:visited-style-name="Visited_20_Internet_20_Link">/</text:a><text:a xlink:type="simple" xlink:href="http://soukitsubasa.deviantart.com/art/Granny-Smith-When-she-was-a-beauty-278433500" text:style-name="Internet_20_link" text:visited-style-name="Visited_20_Internet_20_Link">art</text:a><text:a xlink:type="simple" xlink:href="http://soukitsubasa.deviantart.com/art/Granny-Smith-When-she-was-a-beauty-278433500" text:style-name="Internet_20_link" text:visited-style-name="Visited_20_Internet_20_Link">/</text:a><text:a xlink:type="simple" xlink:href="http://soukitsubasa.deviantart.com/art/Granny-Smith-When-she-was-a-beauty-278433500" text:style-name="Internet_20_link" text:visited-style-name="Visited_20_Internet_20_Link">Granny</text:a><text:a xlink:type="simple" xlink:href="http://soukitsubasa.deviantart.com/art/Granny-Smith-When-she-was-a-beauty-278433500" text:style-name="Internet_20_link" text:visited-style-name="Visited_20_Internet_20_Link">-</text:a><text:a xlink:type="simple" xlink:href="http://soukitsubasa.deviantart.com/art/Granny-Smith-When-she-was-a-beauty-278433500" text:style-name="Internet_20_link" text:visited-style-name="Visited_20_Internet_20_Link">Smith</text:a><text:a xlink:type="simple" xlink:href="http://soukitsubasa.deviantart.com/art/Granny-Smith-When-she-was-a-beauty-278433500" text:style-name="Internet_20_link" text:visited-style-name="Visited_20_Internet_20_Link">-</text:a><text:a xlink:type="simple" xlink:href="http://soukitsubasa.deviantart.com/art/Granny-Smith-When-she-was-a-beauty-278433500" text:style-name="Internet_20_link" text:visited-style-name="Visited_20_Internet_20_Link">When</text:a><text:a xlink:type="simple" xlink:href="http://soukitsubasa.deviantart.com/art/Granny-Smith-When-she-was-a-beauty-278433500" text:style-name="Internet_20_link" text:visited-style-name="Visited_20_Internet_20_Link">-</text:a><text:a xlink:type="simple" xlink:href="http://soukitsubasa.deviantart.com/art/Granny-Smith-When-she-was-a-beauty-278433500" text:style-name="Internet_20_link" text:visited-style-name="Visited_20_Internet_20_Link">she</text:a><text:a xlink:type="simple" xlink:href="http://soukitsubasa.deviantart.com/art/Granny-Smith-When-she-was-a-beauty-278433500" text:style-name="Internet_20_link" text:visited-style-name="Visited_20_Internet_20_Link">-</text:a><text:a xlink:type="simple" xlink:href="http://soukitsubasa.deviantart.com/art/Granny-Smith-When-she-was-a-beauty-278433500" text:style-name="Internet_20_link" text:visited-style-name="Visited_20_Internet_20_Link">was</text:a><text:a xlink:type="simple" xlink:href="http://soukitsubasa.deviantart.com/art/Granny-Smith-When-she-was-a-beauty-278433500" text:style-name="Internet_20_link" text:visited-style-name="Visited_20_Internet_20_Link">-</text:a><text:a xlink:type="simple" xlink:href="http://soukitsubasa.deviantart.com/art/Granny-Smith-When-she-was-a-beauty-278433500" text:style-name="Internet_20_link" text:visited-style-name="Visited_20_Internet_20_Link">a</text:a><text:a xlink:type="simple" xlink:href="http://soukitsubasa.deviantart.com/art/Granny-Smith-When-she-was-a-beauty-278433500" text:style-name="Internet_20_link" text:visited-style-name="Visited_20_Internet_20_Link">-</text:a><text:a xlink:type="simple" xlink:href="http://soukitsubasa.deviantart.com/art/Granny-Smith-When-she-was-a-beauty-278433500" text:style-name="Internet_20_link" text:visited-style-name="Visited_20_Internet_20_Link">beauty</text:a><text:a xlink:type="simple" xlink:href="http://soukitsubasa.deviantart.com/art/Granny-Smith-When-she-was-a-beauty-278433500" text:style-name="Internet_20_link" text:visited-style-name="Visited_20_Internet_20_Link">-278433500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title/>
    <meta:initial-creator/>
    <meta:editing-cycles>2</meta:editing-cycles>
    <dc:date>2016-03-02T00:19:49.244000000</dc:date>
    <meta:editing-duration>PT21M8S</meta:editing-duration>
    <meta:document-statistic meta:table-count="0" meta:image-count="0" meta:object-count="0" meta:page-count="1" meta:paragraph-count="14" meta:word-count="409" meta:character-count="3044" meta:non-whitespace-character-count="2648"/>
  </office:meta>
</office:document-meta>
</file>